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9778" officeooo:paragraph-rsid="00199778"/>
    </style:style>
    <style:style style:name="P2" style:family="paragraph" style:parent-style-name="Standard">
      <style:text-properties fo:font-weight="bold" officeooo:rsid="00199778" officeooo:paragraph-rsid="00199778" style:font-weight-asian="bold" style:font-weight-complex="bold"/>
    </style:style>
    <style:style style:name="P3" style:family="paragraph" style:parent-style-name="Standard">
      <style:text-properties fo:font-weight="bold" officeooo:rsid="001df023" officeooo:paragraph-rsid="001df023" style:font-weight-asian="bold" style:font-weight-complex="bold"/>
    </style:style>
    <style:style style:name="P4" style:family="paragraph" style:parent-style-name="Standard">
      <style:text-properties fo:font-style="italic" officeooo:rsid="00199778" officeooo:paragraph-rsid="00199778" style:font-style-asian="italic" style:font-style-complex="italic"/>
    </style:style>
    <style:style style:name="P5" style:family="paragraph" style:parent-style-name="Standard">
      <style:text-properties fo:font-style="italic" fo:font-weight="bold" officeooo:rsid="001df023" officeooo:paragraph-rsid="001df023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weight="normal" officeooo:rsid="00199858" officeooo:paragraph-rsid="00199858" style:font-weight-asian="normal" style:font-weight-complex="normal"/>
    </style:style>
    <style:style style:name="P7" style:family="paragraph" style:parent-style-name="Standard">
      <style:text-properties fo:font-weight="normal" officeooo:rsid="001ce503" officeooo:paragraph-rsid="001ce503" style:font-weight-asian="normal" style:font-weight-complex="normal"/>
    </style:style>
    <style:style style:name="P8" style:family="paragraph" style:parent-style-name="Standard">
      <style:text-properties fo:font-weight="normal" officeooo:rsid="001df023" officeooo:paragraph-rsid="001df023" style:font-weight-asian="normal" style:font-weight-complex="normal"/>
    </style:style>
    <style:style style:name="P9" style:family="paragraph" style:parent-style-name="Standard">
      <style:text-properties fo:font-weight="normal" officeooo:rsid="001f44e4" officeooo:paragraph-rsid="001f44e4" style:font-weight-asian="normal" style:font-weight-complex="normal"/>
    </style:style>
    <style:style style:name="P10" style:family="paragraph" style:parent-style-name="Standard">
      <style:text-properties fo:font-style="normal" style:text-underline-style="solid" style:text-underline-width="auto" style:text-underline-color="font-color" fo:font-weight="normal" officeooo:rsid="001f44e4" officeooo:paragraph-rsid="001f44e4" style:font-style-asian="normal" style:font-weight-asian="normal" style:font-style-complex="normal" style:font-weight-complex="normal"/>
    </style:style>
    <style:style style:name="T1" style:family="text">
      <style:text-properties officeooo:rsid="001b4808"/>
    </style:style>
    <style:style style:name="T2" style:family="text">
      <style:text-properties officeooo:rsid="00238c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ode Js :</text:p>
      <text:p text:style-name="P1">C’est un environnement d’exécution ! </text:p>
      <text:p text:style-name="P1">Basé sur Javascript !</text:p>
      <text:p text:style-name="P1"/>
      <text:p text:style-name="P4">Environnement n’est similaire ni à une librairie, ni à un framework. </text:p>
      <text:p text:style-name="P1"/>
      <text:p text:style-name="P1">Il est open Source !</text:p>
      <text:p text:style-name="P1"/>
      <text:p text:style-name="P4">Synchrone, une tâche à la fois. (Si une tâche bloque, tout bloque)</text:p>
      <text:p text:style-name="P4">Asynchrone, pas besoin d’attendre. </text:p>
      <text:p text:style-name="P1"/>
      <text:p text:style-name="P1">Node Js est Asynchrone.</text:p>
      <text:p text:style-name="P1"/>
      <text:p text:style-name="P1">Il héberge des frameworks.</text:p>
      <text:p text:style-name="P1">Il créer des serveurs.</text:p>
      <text:p text:style-name="P1"/>
      <text:p text:style-name="P2">Module Node Js :</text:p>
      <text:p text:style-name="P6">Bloc de code <text:span text:style-name="T1">qu’on peut réutiliser partout</text:span>. <text:span text:style-name="T1">(peut être comparé aux composants de vue js)</text:span></text:p>
      <text:p text:style-name="P6"/>
      <text:p text:style-name="P7">Il faut l’importer. </text:p>
      <text:p text:style-name="P6"/>
      <text:p text:style-name="P6">“<text:span text:style-name="T1">http require” ==&gt; Sert à importer.</text:span></text:p>
      <text:p text:style-name="P6"/>
      <text:p text:style-name="P3">Try Catch :<text:span text:style-name="T2">(sert pour débuguer ?)</text:span></text:p>
      <text:p text:style-name="P8"/>
      <text:p text:style-name="P5">function toto() {</text:p>
      <text:p text:style-name="P5">gmgmmgmg}</text:p>
      <text:p text:style-name="P5"/>
      <text:p text:style-name="P5">Try {toto}</text:p>
      <text:p text:style-name="P8"/>
      <text:p text:style-name="P8">Cela s’arrête où est le bug, la ligne correspondante !</text:p>
      <text:p text:style-name="P8">Le Catch s’enclenche alors. </text:p>
      <text:p text:style-name="P6"/>
      <text:p text:style-name="P5">Catch{alert(‘….’)}</text:p>
      <text:p text:style-name="P5"/>
      <text:p text:style-name="P10">Les erreurs :</text:p>
      <text:p text:style-name="P8"/>
      <text:p text:style-name="P9">err.name ==&gt; Renvoie le nom.</text:p>
      <text:p text:style-name="P9">err.message ==&gt; Renvoie en langage humain l’erreur.</text:p>
      <text:p text:style-name="P9">err.slack ==&gt; Renvoie la colonne et la ligne. </text:p>
      <text:p text:style-name="P8"/>
      <text:p text:style-name="P8"/>
      <text:p text:style-name="P6"/>
      <text:p text:style-name="P6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15:30:17.189355306</meta:creation-date>
    <dc:date>2019-10-19T20:39:56.939388607</dc:date>
    <meta:editing-duration>PT24M59S</meta:editing-duration>
    <meta:editing-cycles>9</meta:editing-cycles>
    <meta:generator>LibreOffice/6.2.7.1$Linux_X86_64 LibreOffice_project/20$Build-1</meta:generator>
    <meta:document-statistic meta:table-count="0" meta:image-count="0" meta:object-count="0" meta:page-count="1" meta:paragraph-count="25" meta:word-count="134" meta:character-count="794" meta:non-whitespace-character-count="679"/>
  </office:meta>
</office:document-meta>
</file>